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39in"/>
    </style:style>
    <style:style style:name="co3" style:family="table-column">
      <style:table-column-properties fo:break-before="auto" style:column-width="1.2957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PageStyle_5f_wykresy">
      <style:table-properties table:display="true" style:writing-mode="lr-tb"/>
    </style:style>
    <style:style style:name="ta2" style:family="table" style:master-page-name="PageStyle_5f_dane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120"/>
    <style:style style:name="ce5" style:family="table-cell" style:parent-style-name="Default" style:data-style-name="N12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ykresy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an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optimization level</text:p>
          </table:table-cell>
          <table:table-cell table:style-name="ce1" office:value-type="string">
            <text:p>key range max</text:p>
          </table:table-cell>
          <table:table-cell table:style-name="ce1" office:value-type="string">
            <text:p>algorithm iterations</text:p>
          </table:table-cell>
          <table:table-cell table:style-name="ce1" office:value-type="string">
            <text:p>tab size</text:p>
          </table:table-cell>
          <table:table-cell table:style-name="ce1" office:value-type="string">
            <text:p>bucket sort time</text:p>
          </table:table-cell>
          <table:table-cell table:style-name="ce1" office:value-type="string">
            <text:p>counting sort time</text:p>
          </table:table-cell>
          <table:table-cell table:style-name="Default" office:value-type="string">
            <text:p>quick sort tim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1037">
            <text:p>0.0010370</text:p>
          </table:table-cell>
          <table:table-cell office:value-type="float" office:value="0.000432">
            <text:p>0.0004320</text:p>
          </table:table-cell>
          <table:table-cell office:value-type="float" office:value="0.00119">
            <text:p>0.0011900</text:p>
          </table:table-cell>
          <table:table-cell table:formula="of:=[.E2]/[.F2]" office:value-type="float" office:value="2.40046296296296">
            <text:p>2.4</text:p>
          </table:table-cell>
          <table:table-cell table:number-columns-repeated="2"/>
          <table:table-cell>
            <draw:frame table:end-cell-address="dane.S24" table:end-x="0.8701in" table:end-y="0.1366in" draw:z-index="4" draw:name="Chart 11" draw:style-name="gr1" svg:width="7.1035in" svg:height="3.9417in" svg:x="0.8787in" svg:y="0in">
              <draw:object draw:notify-on-update-of-ranges="dane.D2:dane.D17 dane.B2:dane.B17 dane.G1:dane.G1 dane.G2:dane.G17 dane.E1:dane.E1 dane.E2:dane.E17 dane.F1:dane.F1 dane.F2:dane.F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dane.AB24" table:end-x="0.8807in" table:end-y="0.1366in" draw:z-index="3" draw:name="Chart 10" draw:style-name="gr1" svg:width="7.1035in" svg:height="3.9417in" svg:x="0.0004in" svg:y="0in">
              <draw:object draw:notify-on-update-of-ranges="dane.A70:dane.A71 dane.G1:dane.G1 dane.G70:dane.G71 dane.E1:dane.E1 dane.E70:dane.E71 dane.F1:dane.F1 dane.F70:dane.F7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8613">
            <text:p>0.0086130</text:p>
          </table:table-cell>
          <table:table-cell office:value-type="float" office:value="0.002382">
            <text:p>0.0023820</text:p>
          </table:table-cell>
          <table:table-cell office:value-type="float" office:value="0.011954">
            <text:p>0.0119540</text:p>
          </table:table-cell>
          <table:table-cell table:formula="of:=[.E3]/[.F3]" office:value-type="float" office:value="3.61586901763224">
            <text:p>3.6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83505">
            <text:p>0.0835050</text:p>
          </table:table-cell>
          <table:table-cell office:value-type="float" office:value="0.021631">
            <text:p>0.0216310</text:p>
          </table:table-cell>
          <table:table-cell office:value-type="float" office:value="0.113008">
            <text:p>0.1130080</text:p>
          </table:table-cell>
          <table:table-cell table:formula="of:=[.E4]/[.F4]" office:value-type="float" office:value="3.86043178771208">
            <text:p>3.8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832075">
            <text:p>0.8320750</text:p>
          </table:table-cell>
          <table:table-cell office:value-type="float" office:value="0.217193">
            <text:p>0.2171930</text:p>
          </table:table-cell>
          <table:table-cell office:value-type="float" office:value="1.100728">
            <text:p>1.1007280</text:p>
          </table:table-cell>
          <table:table-cell table:formula="of:=[.E5]/[.F5]" office:value-type="float" office:value="3.83103967439098">
            <text:p>3.8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1825">
            <text:p>0.0018250</text:p>
          </table:table-cell>
          <table:table-cell office:value-type="float" office:value="0.001506">
            <text:p>0.0015060</text:p>
          </table:table-cell>
          <table:table-cell office:value-type="float" office:value="0.001266">
            <text:p>0.0012660</text:p>
          </table:table-cell>
          <table:table-cell table:formula="of:=[.E6]/[.F6]" office:value-type="float" office:value="1.21181938911023">
            <text:p>1.2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10044">
            <text:p>0.0100440</text:p>
          </table:table-cell>
          <table:table-cell office:value-type="float" office:value="0.003981">
            <text:p>0.0039810</text:p>
          </table:table-cell>
          <table:table-cell office:value-type="float" office:value="0.017273">
            <text:p>0.0172730</text:p>
          </table:table-cell>
          <table:table-cell table:formula="of:=[.E7]/[.F7]" office:value-type="float" office:value="2.52298417483044">
            <text:p>2.5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85017">
            <text:p>0.0850170</text:p>
          </table:table-cell>
          <table:table-cell office:value-type="float" office:value="0.027694">
            <text:p>0.0276940</text:p>
          </table:table-cell>
          <table:table-cell office:value-type="float" office:value="0.17593">
            <text:p>0.1759300</text:p>
          </table:table-cell>
          <table:table-cell table:formula="of:=[.E8]/[.F8]" office:value-type="float" office:value="3.06987073012205">
            <text:p>3.07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831764">
            <text:p>0.8317640</text:p>
          </table:table-cell>
          <table:table-cell office:value-type="float" office:value="0.266489">
            <text:p>0.2664890</text:p>
          </table:table-cell>
          <table:table-cell office:value-type="float" office:value="1.672319">
            <text:p>1.6723190</text:p>
          </table:table-cell>
          <table:table-cell table:formula="of:=[.E9]/[.F9]" office:value-type="float" office:value="3.12119449583285">
            <text:p>3.1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7979">
            <text:p>0.0079790</text:p>
          </table:table-cell>
          <table:table-cell office:value-type="float" office:value="0.01168">
            <text:p>0.0116800</text:p>
          </table:table-cell>
          <table:table-cell office:value-type="float" office:value="0.00131">
            <text:p>0.0013100</text:p>
          </table:table-cell>
          <table:table-cell table:formula="of:=[.E10]/[.F10]" office:value-type="float" office:value="0.683133561643836">
            <text:p>0.6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17978">
            <text:p>0.0179780</text:p>
          </table:table-cell>
          <table:table-cell office:value-type="float" office:value="0.014484">
            <text:p>0.0144840</text:p>
          </table:table-cell>
          <table:table-cell office:value-type="float" office:value="0.018486">
            <text:p>0.0184860</text:p>
          </table:table-cell>
          <table:table-cell table:formula="of:=[.E11]/[.F11]" office:value-type="float" office:value="1.24123170394919">
            <text:p>1.24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104489">
            <text:p>0.1044890</text:p>
          </table:table-cell>
          <table:table-cell office:value-type="float" office:value="0.039779">
            <text:p>0.0397790</text:p>
          </table:table-cell>
          <table:table-cell office:value-type="float" office:value="0.231141">
            <text:p>0.2311410</text:p>
          </table:table-cell>
          <table:table-cell table:formula="of:=[.E12]/[.F12]" office:value-type="float" office:value="2.6267377259358">
            <text:p>2.6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893702">
            <text:p>0.8937020</text:p>
          </table:table-cell>
          <table:table-cell office:value-type="float" office:value="0.291694">
            <text:p>0.2916940</text:p>
          </table:table-cell>
          <table:table-cell office:value-type="float" office:value="2.324609">
            <text:p>2.3246090</text:p>
          </table:table-cell>
          <table:table-cell table:formula="of:=[.E13]/[.F13]" office:value-type="float" office:value="3.06383401784061">
            <text:p>3.0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26452">
            <text:p>0.0264520</text:p>
          </table:table-cell>
          <table:table-cell office:value-type="float" office:value="0.039589">
            <text:p>0.0395890</text:p>
          </table:table-cell>
          <table:table-cell office:value-type="float" office:value="0.00131">
            <text:p>0.0013100</text:p>
          </table:table-cell>
          <table:table-cell table:formula="of:=[.E14]/[.F14]" office:value-type="float" office:value="0.668165399479654">
            <text:p>0.67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36421">
            <text:p>0.0364210</text:p>
          </table:table-cell>
          <table:table-cell office:value-type="float" office:value="0.042609">
            <text:p>0.0426090</text:p>
          </table:table-cell>
          <table:table-cell office:value-type="float" office:value="0.018589">
            <text:p>0.0185890</text:p>
          </table:table-cell>
          <table:table-cell table:formula="of:=[.E15]/[.F15]" office:value-type="float" office:value="0.854772465910958">
            <text:p>0.85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132419">
            <text:p>0.1324190</text:p>
          </table:table-cell>
          <table:table-cell office:value-type="float" office:value="0.067395">
            <text:p>0.0673950</text:p>
          </table:table-cell>
          <table:table-cell office:value-type="float" office:value="0.23918">
            <text:p>0.2391800</text:p>
          </table:table-cell>
          <table:table-cell table:formula="of:=[.E16]/[.F16]" office:value-type="float" office:value="1.96481934861637">
            <text:p>1.9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957646">
            <text:p>0.9576460</text:p>
          </table:table-cell>
          <table:table-cell office:value-type="float" office:value="0.320473">
            <text:p>0.3204730</text:p>
          </table:table-cell>
          <table:table-cell office:value-type="float" office:value="2.681002">
            <text:p>2.6810020</text:p>
          </table:table-cell>
          <table:table-cell table:formula="of:=[.E17]/[.F17]" office:value-type="float" office:value="2.98822677729481">
            <text:p>2.99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0817">
            <text:p>0.0008170</text:p>
          </table:table-cell>
          <table:table-cell office:value-type="float" office:value="0.000202">
            <text:p>0.0002020</text:p>
          </table:table-cell>
          <table:table-cell office:value-type="float" office:value="0.000903">
            <text:p>0.0009030</text:p>
          </table:table-cell>
          <table:table-cell table:formula="of:=[.E18]/[.F18]" office:value-type="float" office:value="4.04455445544554">
            <text:p>4.0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7298">
            <text:p>0.0072980</text:p>
          </table:table-cell>
          <table:table-cell office:value-type="float" office:value="0.000786">
            <text:p>0.0007860</text:p>
          </table:table-cell>
          <table:table-cell office:value-type="float" office:value="0.008535">
            <text:p>0.0085350</text:p>
          </table:table-cell>
          <table:table-cell table:formula="of:=[.E19]/[.F19]" office:value-type="float" office:value="9.28498727735369">
            <text:p>9.2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70779">
            <text:p>0.0707790</text:p>
          </table:table-cell>
          <table:table-cell office:value-type="float" office:value="0.006376">
            <text:p>0.0063760</text:p>
          </table:table-cell>
          <table:table-cell office:value-type="float" office:value="0.077722">
            <text:p>0.0777220</text:p>
          </table:table-cell>
          <table:table-cell table:formula="of:=[.E20]/[.F20]" office:value-type="float" office:value="11.1008469259724">
            <text:p>11.1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03687">
            <text:p>0.7036870</text:p>
          </table:table-cell>
          <table:table-cell office:value-type="float" office:value="0.058656">
            <text:p>0.0586560</text:p>
          </table:table-cell>
          <table:table-cell office:value-type="float" office:value="0.762954">
            <text:p>0.7629540</text:p>
          </table:table-cell>
          <table:table-cell table:formula="of:=[.E21]/[.F21]" office:value-type="float" office:value="11.9968460174577">
            <text:p>1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1123">
            <text:p>0.0011230</text:p>
          </table:table-cell>
          <table:table-cell office:value-type="float" office:value="0.000779">
            <text:p>0.0007790</text:p>
          </table:table-cell>
          <table:table-cell office:value-type="float" office:value="0.00096">
            <text:p>0.0009600</text:p>
          </table:table-cell>
          <table:table-cell table:formula="of:=[.E22]/[.F22]" office:value-type="float" office:value="1.4415917843389">
            <text:p>1.4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8041">
            <text:p>0.0080410</text:p>
          </table:table-cell>
          <table:table-cell office:value-type="float" office:value="0.001311">
            <text:p>0.0013110</text:p>
          </table:table-cell>
          <table:table-cell office:value-type="float" office:value="0.012623">
            <text:p>0.0126230</text:p>
          </table:table-cell>
          <table:table-cell table:formula="of:=[.E23]/[.F23]" office:value-type="float" office:value="6.13348588863463">
            <text:p>6.13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70388">
            <text:p>0.0703880</text:p>
          </table:table-cell>
          <table:table-cell office:value-type="float" office:value="0.007201">
            <text:p>0.0072010</text:p>
          </table:table-cell>
          <table:table-cell office:value-type="float" office:value="0.125194">
            <text:p>0.1251940</text:p>
          </table:table-cell>
          <table:table-cell table:formula="of:=[.E24]/[.F24]" office:value-type="float" office:value="9.77475350645744">
            <text:p>9.7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692291">
            <text:p>0.6922910</text:p>
          </table:table-cell>
          <table:table-cell office:value-type="float" office:value="0.076363">
            <text:p>0.0763630</text:p>
          </table:table-cell>
          <table:table-cell office:value-type="float" office:value="1.161405">
            <text:p>1.1614050</text:p>
          </table:table-cell>
          <table:table-cell table:formula="of:=[.E25]/[.F25]" office:value-type="float" office:value="9.06579102444901">
            <text:p>9.0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49">
            <text:p>0.0049000</text:p>
          </table:table-cell>
          <table:table-cell office:value-type="float" office:value="0.006333">
            <text:p>0.0063330</text:p>
          </table:table-cell>
          <table:table-cell office:value-type="float" office:value="0.001013">
            <text:p>0.0010130</text:p>
          </table:table-cell>
          <table:table-cell table:formula="of:=[.E26]/[.F26]" office:value-type="float" office:value="0.773724932891205">
            <text:p>0.77</text:p>
          </table:table-cell>
          <table:table-cell table:number-columns-repeated="2"/>
          <table:table-cell>
            <draw:frame table:end-cell-address="dane.S48" table:end-x="0.8701in" table:end-y="0.1366in" draw:z-index="2" draw:name="Chart 9" draw:style-name="gr1" svg:width="7.1035in" svg:height="3.9417in" svg:x="0.8787in" svg:y="0in">
              <draw:object draw:notify-on-update-of-ranges="dane.D18:dane.D33 dane.B18:dane.B33 dane.G1:dane.G1 dane.G18:dane.G33 dane.E1:dane.E1 dane.E18:dane.E33 dane.F1:dane.F1 dane.F18:dane.F3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12734">
            <text:p>0.0127340</text:p>
          </table:table-cell>
          <table:table-cell office:value-type="float" office:value="0.007315">
            <text:p>0.0073150</text:p>
          </table:table-cell>
          <table:table-cell office:value-type="float" office:value="0.013306">
            <text:p>0.0133060</text:p>
          </table:table-cell>
          <table:table-cell table:formula="of:=[.E27]/[.F27]" office:value-type="float" office:value="1.74080656185919">
            <text:p>1.7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83308">
            <text:p>0.0833080</text:p>
          </table:table-cell>
          <table:table-cell office:value-type="float" office:value="0.015379">
            <text:p>0.0153790</text:p>
          </table:table-cell>
          <table:table-cell office:value-type="float" office:value="0.165016">
            <text:p>0.1650160</text:p>
          </table:table-cell>
          <table:table-cell table:formula="of:=[.E28]/[.F28]" office:value-type="float" office:value="5.41699720397945">
            <text:p>5.4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3274">
            <text:p>0.7327400</text:p>
          </table:table-cell>
          <table:table-cell office:value-type="float" office:value="0.108323">
            <text:p>0.1083230</text:p>
          </table:table-cell>
          <table:table-cell office:value-type="float" office:value="1.63479">
            <text:p>1.6347900</text:p>
          </table:table-cell>
          <table:table-cell table:formula="of:=[.E29]/[.F29]" office:value-type="float" office:value="6.76439906575704">
            <text:p>6.7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14587">
            <text:p>0.0145870</text:p>
          </table:table-cell>
          <table:table-cell office:value-type="float" office:value="0.021819">
            <text:p>0.0218190</text:p>
          </table:table-cell>
          <table:table-cell office:value-type="float" office:value="0.000986">
            <text:p>0.0009860</text:p>
          </table:table-cell>
          <table:table-cell table:formula="of:=[.E30]/[.F30]" office:value-type="float" office:value="0.668545762867226">
            <text:p>0.6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2237">
            <text:p>0.0223700</text:p>
          </table:table-cell>
          <table:table-cell office:value-type="float" office:value="0.023165">
            <text:p>0.0231650</text:p>
          </table:table-cell>
          <table:table-cell office:value-type="float" office:value="0.013379">
            <text:p>0.0133790</text:p>
          </table:table-cell>
          <table:table-cell table:formula="of:=[.E31]/[.F31]" office:value-type="float" office:value="0.965680984243471">
            <text:p>0.9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98528">
            <text:p>0.0985280</text:p>
          </table:table-cell>
          <table:table-cell office:value-type="float" office:value="0.032531">
            <text:p>0.0325310</text:p>
          </table:table-cell>
          <table:table-cell office:value-type="float" office:value="0.171152">
            <text:p>0.1711520</text:p>
          </table:table-cell>
          <table:table-cell table:formula="of:=[.E32]/[.F32]" office:value-type="float" office:value="3.02874181549906">
            <text:p>3.03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86989">
            <text:p>0.7869890</text:p>
          </table:table-cell>
          <table:table-cell office:value-type="float" office:value="0.136633">
            <text:p>0.1366330</text:p>
          </table:table-cell>
          <table:table-cell office:value-type="float" office:value="1.90538">
            <text:p>1.9053800</text:p>
          </table:table-cell>
          <table:table-cell table:formula="of:=[.E33]/[.F33]" office:value-type="float" office:value="5.75987499359598">
            <text:p>5.76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0774">
            <text:p>0.0007740</text:p>
          </table:table-cell>
          <table:table-cell office:value-type="float" office:value="0.000199">
            <text:p>0.0001990</text:p>
          </table:table-cell>
          <table:table-cell office:value-type="float" office:value="0.000906">
            <text:p>0.0009060</text:p>
          </table:table-cell>
          <table:table-cell table:formula="of:=[.E34]/[.F34]" office:value-type="float" office:value="3.8894472361809">
            <text:p>3.8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7061">
            <text:p>0.0070610</text:p>
          </table:table-cell>
          <table:table-cell office:value-type="float" office:value="0.000804">
            <text:p>0.0008040</text:p>
          </table:table-cell>
          <table:table-cell office:value-type="float" office:value="0.008556">
            <text:p>0.0085560</text:p>
          </table:table-cell>
          <table:table-cell table:formula="of:=[.E35]/[.F35]" office:value-type="float" office:value="8.78233830845771">
            <text:p>8.78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68159">
            <text:p>0.0681590</text:p>
          </table:table-cell>
          <table:table-cell office:value-type="float" office:value="0.006039">
            <text:p>0.0060390</text:p>
          </table:table-cell>
          <table:table-cell office:value-type="float" office:value="0.077621">
            <text:p>0.0776210</text:p>
          </table:table-cell>
          <table:table-cell table:formula="of:=[.E36]/[.F36]" office:value-type="float" office:value="11.2864712700778">
            <text:p>11.2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679473">
            <text:p>0.6794730</text:p>
          </table:table-cell>
          <table:table-cell office:value-type="float" office:value="0.057564">
            <text:p>0.0575640</text:p>
          </table:table-cell>
          <table:table-cell office:value-type="float" office:value="0.756572">
            <text:p>0.7565720</text:p>
          </table:table-cell>
          <table:table-cell table:formula="of:=[.E37]/[.F37]" office:value-type="float" office:value="11.8037836147592">
            <text:p>11.8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1095">
            <text:p>0.0010950</text:p>
          </table:table-cell>
          <table:table-cell office:value-type="float" office:value="0.000819">
            <text:p>0.0008190</text:p>
          </table:table-cell>
          <table:table-cell office:value-type="float" office:value="0.000976">
            <text:p>0.0009760</text:p>
          </table:table-cell>
          <table:table-cell table:formula="of:=[.E38]/[.F38]" office:value-type="float" office:value="1.33699633699634">
            <text:p>1.34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7795">
            <text:p>0.0077950</text:p>
          </table:table-cell>
          <table:table-cell office:value-type="float" office:value="0.001292">
            <text:p>0.0012920</text:p>
          </table:table-cell>
          <table:table-cell office:value-type="float" office:value="0.012556">
            <text:p>0.0125560</text:p>
          </table:table-cell>
          <table:table-cell table:formula="of:=[.E39]/[.F39]" office:value-type="float" office:value="6.03328173374613">
            <text:p>6.03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6794">
            <text:p>0.0679400</text:p>
          </table:table-cell>
          <table:table-cell office:value-type="float" office:value="0.007268">
            <text:p>0.0072680</text:p>
          </table:table-cell>
          <table:table-cell office:value-type="float" office:value="0.124611">
            <text:p>0.1246110</text:p>
          </table:table-cell>
          <table:table-cell table:formula="of:=[.E40]/[.F40]" office:value-type="float" office:value="9.34782608695652">
            <text:p>9.35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667721">
            <text:p>0.6677210</text:p>
          </table:table-cell>
          <table:table-cell office:value-type="float" office:value="0.076413">
            <text:p>0.0764130</text:p>
          </table:table-cell>
          <table:table-cell office:value-type="float" office:value="1.154138">
            <text:p>1.1541380</text:p>
          </table:table-cell>
          <table:table-cell table:formula="of:=[.E41]/[.F41]" office:value-type="float" office:value="8.73831677855862">
            <text:p>8.74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4626">
            <text:p>0.0046260</text:p>
          </table:table-cell>
          <table:table-cell office:value-type="float" office:value="0.006421">
            <text:p>0.0064210</text:p>
          </table:table-cell>
          <table:table-cell office:value-type="float" office:value="0.000999">
            <text:p>0.0009990</text:p>
          </table:table-cell>
          <table:table-cell table:formula="of:=[.E42]/[.F42]" office:value-type="float" office:value="0.720448528266625">
            <text:p>0.72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12484">
            <text:p>0.0124840</text:p>
          </table:table-cell>
          <table:table-cell office:value-type="float" office:value="0.007379">
            <text:p>0.0073790</text:p>
          </table:table-cell>
          <table:table-cell office:value-type="float" office:value="0.013443">
            <text:p>0.0134430</text:p>
          </table:table-cell>
          <table:table-cell table:formula="of:=[.E43]/[.F43]" office:value-type="float" office:value="1.69182816099743">
            <text:p>1.6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82687">
            <text:p>0.0826870</text:p>
          </table:table-cell>
          <table:table-cell office:value-type="float" office:value="0.015268">
            <text:p>0.0152680</text:p>
          </table:table-cell>
          <table:table-cell office:value-type="float" office:value="0.16478">
            <text:p>0.1647800</text:p>
          </table:table-cell>
          <table:table-cell table:formula="of:=[.E44]/[.F44]" office:value-type="float" office:value="5.4157060518732">
            <text:p>5.42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39267">
            <text:p>0.7392670</text:p>
          </table:table-cell>
          <table:table-cell office:value-type="float" office:value="0.108723">
            <text:p>0.1087230</text:p>
          </table:table-cell>
          <table:table-cell office:value-type="float" office:value="1.628609">
            <text:p>1.6286090</text:p>
          </table:table-cell>
          <table:table-cell table:formula="of:=[.E45]/[.F45]" office:value-type="float" office:value="6.79954563431841">
            <text:p>6.8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13551">
            <text:p>0.0135510</text:p>
          </table:table-cell>
          <table:table-cell office:value-type="float" office:value="0.021661">
            <text:p>0.0216610</text:p>
          </table:table-cell>
          <table:table-cell office:value-type="float" office:value="0.001006">
            <text:p>0.0010060</text:p>
          </table:table-cell>
          <table:table-cell table:formula="of:=[.E46]/[.F46]" office:value-type="float" office:value="0.625594386224089">
            <text:p>0.63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21937">
            <text:p>0.0219370</text:p>
          </table:table-cell>
          <table:table-cell office:value-type="float" office:value="0.023194">
            <text:p>0.0231940</text:p>
          </table:table-cell>
          <table:table-cell office:value-type="float" office:value="0.01343">
            <text:p>0.0134300</text:p>
          </table:table-cell>
          <table:table-cell table:formula="of:=[.E47]/[.F47]" office:value-type="float" office:value="0.945804949555919">
            <text:p>0.95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98231">
            <text:p>0.0982310</text:p>
          </table:table-cell>
          <table:table-cell office:value-type="float" office:value="0.032576">
            <text:p>0.0325760</text:p>
          </table:table-cell>
          <table:table-cell office:value-type="float" office:value="0.170963">
            <text:p>0.1709630</text:p>
          </table:table-cell>
          <table:table-cell table:formula="of:=[.E48]/[.F48]" office:value-type="float" office:value="3.01544081532416">
            <text:p>3.02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96622">
            <text:p>0.7966220</text:p>
          </table:table-cell>
          <table:table-cell office:value-type="float" office:value="0.136242">
            <text:p>0.1362420</text:p>
          </table:table-cell>
          <table:table-cell office:value-type="float" office:value="1.895666">
            <text:p>1.8956660</text:p>
          </table:table-cell>
          <table:table-cell table:formula="of:=[.E49]/[.F49]" office:value-type="float" office:value="5.84711028904449">
            <text:p>5.85</text:p>
          </table:table-cell>
          <table:table-cell table:number-columns-repeated="2"/>
          <table:table-cell>
            <draw:frame table:end-cell-address="dane.S72" table:end-x="0.8701in" table:end-y="0.1366in" draw:z-index="1" draw:name="Chart 8" draw:style-name="gr1" svg:width="7.1035in" svg:height="3.9425in" svg:x="0.8787in" svg:y="0.1724in">
              <draw:object draw:notify-on-update-of-ranges="dane.D34:dane.D49 dane.B34:dane.B49 dane.G1:dane.G1 dane.G34:dane.G49 dane.E1:dane.E1 dane.E34:dane.E49 dane.F1:dane.F1 dane.F34:dane.F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0776">
            <text:p>0.0007760</text:p>
          </table:table-cell>
          <table:table-cell office:value-type="float" office:value="0.000193">
            <text:p>0.0001930</text:p>
          </table:table-cell>
          <table:table-cell office:value-type="float" office:value="0.000911">
            <text:p>0.0009110</text:p>
          </table:table-cell>
          <table:table-cell table:formula="of:=[.E50]/[.F50]" office:value-type="float" office:value="4.02072538860104">
            <text:p>4.02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701">
            <text:p>0.0070100</text:p>
          </table:table-cell>
          <table:table-cell office:value-type="float" office:value="0.000787">
            <text:p>0.0007870</text:p>
          </table:table-cell>
          <table:table-cell office:value-type="float" office:value="0.008529">
            <text:p>0.0085290</text:p>
          </table:table-cell>
          <table:table-cell table:formula="of:=[.E51]/[.F51]" office:value-type="float" office:value="8.90724269377382">
            <text:p>8.9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68446">
            <text:p>0.0684460</text:p>
          </table:table-cell>
          <table:table-cell office:value-type="float" office:value="0.006071">
            <text:p>0.0060710</text:p>
          </table:table-cell>
          <table:table-cell office:value-type="float" office:value="0.07753">
            <text:p>0.0775300</text:p>
          </table:table-cell>
          <table:table-cell table:formula="of:=[.E52]/[.F52]" office:value-type="float" office:value="11.2742546532696">
            <text:p>11.27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680986">
            <text:p>0.6809860</text:p>
          </table:table-cell>
          <table:table-cell office:value-type="float" office:value="0.056834">
            <text:p>0.0568340</text:p>
          </table:table-cell>
          <table:table-cell office:value-type="float" office:value="0.757116">
            <text:p>0.7571160</text:p>
          </table:table-cell>
          <table:table-cell table:formula="of:=[.E53]/[.F53]" office:value-type="float" office:value="11.9820178062427">
            <text:p>11.98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1082">
            <text:p>0.0010820</text:p>
          </table:table-cell>
          <table:table-cell office:value-type="float" office:value="0.000807">
            <text:p>0.0008070</text:p>
          </table:table-cell>
          <table:table-cell office:value-type="float" office:value="0.000972">
            <text:p>0.0009720</text:p>
          </table:table-cell>
          <table:table-cell table:formula="of:=[.E54]/[.F54]" office:value-type="float" office:value="1.34076827757125">
            <text:p>1.3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07832">
            <text:p>0.0078320</text:p>
          </table:table-cell>
          <table:table-cell office:value-type="float" office:value="0.001275">
            <text:p>0.0012750</text:p>
          </table:table-cell>
          <table:table-cell office:value-type="float" office:value="0.012575">
            <text:p>0.0125750</text:p>
          </table:table-cell>
          <table:table-cell table:formula="of:=[.E55]/[.F55]" office:value-type="float" office:value="6.14274509803922">
            <text:p>6.1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68315">
            <text:p>0.0683150</text:p>
          </table:table-cell>
          <table:table-cell office:value-type="float" office:value="0.007256">
            <text:p>0.0072560</text:p>
          </table:table-cell>
          <table:table-cell office:value-type="float" office:value="0.12471">
            <text:p>0.1247100</text:p>
          </table:table-cell>
          <table:table-cell table:formula="of:=[.E56]/[.F56]" office:value-type="float" office:value="9.41496692392503">
            <text:p>9.4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670546">
            <text:p>0.6705460</text:p>
          </table:table-cell>
          <table:table-cell office:value-type="float" office:value="0.076397">
            <text:p>0.0763970</text:p>
          </table:table-cell>
          <table:table-cell office:value-type="float" office:value="1.153837">
            <text:p>1.1538370</text:p>
          </table:table-cell>
          <table:table-cell table:formula="of:=[.E57]/[.F57]" office:value-type="float" office:value="8.77712475620771">
            <text:p>8.78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04625">
            <text:p>0.0046250</text:p>
          </table:table-cell>
          <table:table-cell office:value-type="float" office:value="0.006286">
            <text:p>0.0062860</text:p>
          </table:table-cell>
          <table:table-cell office:value-type="float" office:value="0.000986">
            <text:p>0.0009860</text:p>
          </table:table-cell>
          <table:table-cell table:formula="of:=[.E58]/[.F58]" office:value-type="float" office:value="0.73576201081769">
            <text:p>0.7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1257">
            <text:p>0.0125700</text:p>
          </table:table-cell>
          <table:table-cell office:value-type="float" office:value="0.007415">
            <text:p>0.0074150</text:p>
          </table:table-cell>
          <table:table-cell office:value-type="float" office:value="0.013406">
            <text:p>0.0134060</text:p>
          </table:table-cell>
          <table:table-cell table:formula="of:=[.E59]/[.F59]" office:value-type="float" office:value="1.69521240728254">
            <text:p>1.7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83017">
            <text:p>0.0830170</text:p>
          </table:table-cell>
          <table:table-cell office:value-type="float" office:value="0.015349">
            <text:p>0.0153490</text:p>
          </table:table-cell>
          <table:table-cell office:value-type="float" office:value="0.165077">
            <text:p>0.1650770</text:p>
          </table:table-cell>
          <table:table-cell table:formula="of:=[.E60]/[.F60]" office:value-type="float" office:value="5.40862596911851">
            <text:p>5.4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40237">
            <text:p>0.7402370</text:p>
          </table:table-cell>
          <table:table-cell office:value-type="float" office:value="0.10867">
            <text:p>0.1086700</text:p>
          </table:table-cell>
          <table:table-cell office:value-type="float" office:value="1.629556">
            <text:p>1.6295560</text:p>
          </table:table-cell>
          <table:table-cell table:formula="of:=[.E61]/[.F61]" office:value-type="float" office:value="6.81178798196374">
            <text:p>6.8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.013416">
            <text:p>0.0134160</text:p>
          </table:table-cell>
          <table:table-cell office:value-type="float" office:value="0.021806">
            <text:p>0.0218060</text:p>
          </table:table-cell>
          <table:table-cell office:value-type="float" office:value="0.001009">
            <text:p>0.0010090</text:p>
          </table:table-cell>
          <table:table-cell table:formula="of:=[.E62]/[.F62]" office:value-type="float" office:value="0.615243510960286">
            <text:p>0.62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021588">
            <text:p>0.0215880</text:p>
          </table:table-cell>
          <table:table-cell office:value-type="float" office:value="0.023321">
            <text:p>0.0233210</text:p>
          </table:table-cell>
          <table:table-cell office:value-type="float" office:value="0.013427">
            <text:p>0.0134270</text:p>
          </table:table-cell>
          <table:table-cell table:formula="of:=[.E63]/[.F63]" office:value-type="float" office:value="0.925689292911968">
            <text:p>0.93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098195">
            <text:p>0.0981950</text:p>
          </table:table-cell>
          <table:table-cell office:value-type="float" office:value="0.032412">
            <text:p>0.0324120</text:p>
          </table:table-cell>
          <table:table-cell office:value-type="float" office:value="0.170893">
            <text:p>0.1708930</text:p>
          </table:table-cell>
          <table:table-cell table:formula="of:=[.E64]/[.F64]" office:value-type="float" office:value="3.02958780698507">
            <text:p>3.03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000">
            <text:p>65000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  <table:table-cell office:value-type="float" office:value="0.798842">
            <text:p>0.7988420</text:p>
          </table:table-cell>
          <table:table-cell office:value-type="float" office:value="0.136126">
            <text:p>0.1361260</text:p>
          </table:table-cell>
          <table:table-cell office:value-type="float" office:value="1.894958">
            <text:p>1.8949580</text:p>
          </table:table-cell>
          <table:table-cell table:formula="of:=[.E65]/[.F65]" office:value-type="float" office:value="5.86840133405815">
            <text:p>5.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AVERAGE([.H2:.H65])" office:value-type="float" office:value="4.67056746136145">
            <text:p>4.67</text:p>
          </table:table-cell>
          <table:table-cell table:number-columns-repeated="13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2" table:formula="of:=[.A17]" office:value-type="float" office:value="0">
            <text:p>0</text:p>
          </table:table-cell>
          <table:table-cell table:number-columns-repeated="2"/>
          <table:table-cell table:style-name="Default"/>
          <table:table-cell table:formula="of:=[.E17]" office:value-type="float" office:value="0.957646">
            <text:p>0.9576460</text:p>
          </table:table-cell>
          <table:table-cell table:style-name="ce5" table:formula="of:=[.F17]" office:value-type="float" office:value="0.320473">
            <text:p>0.3204730</text:p>
          </table:table-cell>
          <table:table-cell table:style-name="ce5" table:formula="of:=[.G17]" office:value-type="float" office:value="2.681002">
            <text:p>2.6810020</text:p>
          </table:table-cell>
          <table:table-cell table:formula="of:=[.E70]/[.F70]" office:value-type="float" office:value="2.98822677729481">
            <text:p>2.99</text:p>
          </table:table-cell>
          <table:table-cell table:number-columns-repeated="13"/>
        </table:table-row>
        <table:table-row table:style-name="ro1">
          <table:table-cell table:style-name="ce2" table:formula="of:=[.A65]" office:value-type="float" office:value="3">
            <text:p>3</text:p>
          </table:table-cell>
          <table:table-cell table:number-columns-repeated="2"/>
          <table:table-cell table:style-name="Default"/>
          <table:table-cell table:formula="of:=[.E65]" office:value-type="float" office:value="0.798842">
            <text:p>0.7988420</text:p>
          </table:table-cell>
          <table:table-cell table:formula="of:=[.F65]" office:value-type="float" office:value="0.136126">
            <text:p>0.1361260</text:p>
          </table:table-cell>
          <table:table-cell table:formula="of:=[.G65]" office:value-type="float" office:value="1.894958">
            <text:p>1.8949580</text:p>
          </table:table-cell>
          <table:table-cell table:formula="of:=[.E71]/[.F71]" office:value-type="float" office:value="5.86840133405815">
            <text:p>5.8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ce2" table:formula="of:=[.E70]/[.E71]" office:value-type="float" office:value="1.19879275250926">
            <text:p>1.2</text:p>
          </table:table-cell>
          <table:table-cell table:style-name="ce2" table:formula="of:=[.F70]/[.F71]" office:value-type="float" office:value="2.35423798539588">
            <text:p>2.35</text:p>
          </table:table-cell>
          <table:table-cell table:style-name="ce2" table:formula="of:=[.G70]/[.G71]" office:value-type="float" office:value="1.41480813822787">
            <text:p>1.41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>
            <draw:frame table:end-cell-address="dane.S96" table:end-x="0.8701in" table:end-y="0.137in" draw:z-index="0" draw:name="Chart 7" draw:style-name="gr1" svg:width="7.1035in" svg:height="3.9417in" svg:x="0.8787in" svg:y="0.0004in">
              <draw:object draw:notify-on-update-of-ranges="dane.D50:dane.D65 dane.B50:dane.B65 dane.G1:dane.G1 dane.G50:dane.G65 dane.E1:dane.E1 dane.E50:dane.E65 dane.F1:dane.F1 dane.F50:dane.F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named-expressions>
        <table:named-range table:name="Excel_BuiltIn__FilterDatabase_2" table:base-cell-address="$wykresy.$A$1" table:cell-range-address="$dane.$A$1:.$F$65"/>
      </table:named-expressions>
      <table:database-ranges>
        <table:database-range table:name="Excel_BuiltIn__FilterDatabase_2" table:target-range-address="dane.A1:dane.F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3/11/2014</text:date>, <text:time>10:3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y" style:display-name="PageStyle_wykres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dane" style:display-name="PageStyle_dan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 A</dc:creator>
    <dc:date>2014-03-11T10:37:48</dc:date>
    <meta:editing-cycles>38</meta:editing-cycles>
    <meta:editing-duration>PT02H19M08S</meta:editing-duration>
    <meta:generator>OpenOffice.org/3.2$Unix OpenOffice.org_project/320m12$Build-9483</meta:generator>
    <meta:document-statistic meta:table-count="2" meta:cell-count="5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11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2" style:family="chart">
      <style:graphic-properties svg:stroke-color="#b3b3b3"/>
    </style:style>
    <style:style style:name="ch13" style:family="chart" style:data-style-name="N2">
      <style:graphic-properties draw:fill-color="#ffd320"/>
      <style:text-properties fo:font-size="6pt" style:font-size-asian="6pt" style:font-size-complex="6pt"/>
    </style:style>
    <style:style style:name="ch14" style:family="chart" style:data-style-name="N2">
      <style:graphic-properties draw:fill-color="#004586"/>
      <style:text-properties fo:font-size="6pt" style:font-size-asian="6pt" style:font-size-complex="6pt"/>
    </style:style>
    <style:style style:name="ch15" style:family="chart" style:data-style-name="N2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8.044cm" svg:height="10.013cm" xlink:href=".." chart:class="chart:bar" chart:style-name="ch1">
        <chart:title svg:x="5.03cm" svg:y="0.2cm" chart:style-name="ch2">
          <text:p>Time consumption of sorting algorithms</text:p>
        </chart:title>
        <chart:subtitle svg:x="7.014cm" svg:y="0.909cm" chart:style-name="ch3">
          <text:p>gcc optimization level 3</text:p>
        </chart:subtitle>
        <chart:legend chart:legend-position="bottom" svg:x="5.148cm" svg:y="9.253cm" chart:style-name="ch4"/>
        <chart:plot-area chart:style-name="ch5" table:cell-range-address="dane.D50:dane.G65 dane.B50:dane.B65 dane.E1:dane.G1" chart:data-source-has-labels="both" svg:x="0.519cm" svg:y="1.545cm" svg:width="16.805cm" svg:height="7.51cm">
          <chart:axis chart:dimension="x" chart:name="primary-x" chart:style-name="ch6">
            <chart:title svg:x="8.381cm" svg:y="8.691cm" chart:style-name="ch7">
              <text:p>Tab size (n)</text:p>
            </chart:title>
            <chart:categories table:cell-range-address="dane.D50:dane.D65 dane.B50:dane.B65"/>
          </chart:axis>
          <chart:axis chart:dimension="x" chart:name="secondary-x" chart:style-name="ch8">
            <chart:title svg:x="5.418cm" svg:y="1.547cm" chart:style-name="ch9">
              <text:p>100 iterations, key range: 0..0.1k, 0..1k, 0..10k, 0..65k</text:p>
            </chart:title>
          </chart:axis>
          <chart:axis chart:dimension="y" chart:name="primary-y" chart:style-name="ch10">
            <chart:title svg:x="0.361cm" svg:y="6.05cm" chart:style-name="ch11">
              <text:p>Time (t) [s]</text:p>
            </chart:title>
            <chart:grid chart:style-name="ch12" chart:class="major"/>
          </chart:axis>
          <chart:series chart:style-name="ch13" chart:values-cell-range-address="dane.G50:dane.G65" chart:label-cell-address="dane.G1:dane.G1" chart:class="chart:bar">
            <chart:data-point chart:repeated="16"/>
          </chart:series>
          <chart:series chart:style-name="ch14" chart:values-cell-range-address="dane.E50:dane.E65" chart:label-cell-address="dane.E1:dane.E1" chart:class="chart:bar">
            <chart:data-point chart:repeated="16"/>
          </chart:series>
          <chart:series chart:style-name="ch15" chart:values-cell-range-address="dane.F50:dane.F65" chart:label-cell-address="dane.F1:dane.F1" chart:class="chart:b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ne.G1:dane.G1">quick sort time</text:p>
              </table:table-cell>
              <table:table-cell office:value-type="string">
                <text:p text:id="dane.E1:dane.E1">bucket sort time</text:p>
              </table:table-cell>
              <table:table-cell office:value-type="string">
                <text:p text:id="dane.F1:dane.F1">counting sort time</text:p>
              </table:table-cell>
            </table:table-row>
          </table:table-header-rows>
          <table:table-rows>
            <table:table-row>
              <table:table-cell office:value-type="string">
                <text:p text:id="dane.D50:dane.D65 dane.B50:dane.B65">100</text:p>
              </table:table-cell>
              <table:table-cell office:value-type="float" office:value="0.000911">
                <text:p text:id="dane.G50:dane.G65">0.000911</text:p>
              </table:table-cell>
              <table:table-cell office:value-type="float" office:value="0.000776">
                <text:p text:id="dane.E50:dane.E65">0.000776</text:p>
              </table:table-cell>
              <table:table-cell office:value-type="float" office:value="0.000193">
                <text:p text:id="dane.F50:dane.F65">0.0001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529">
                <text:p>0.008529</text:p>
              </table:table-cell>
              <table:table-cell office:value-type="float" office:value="0.00701">
                <text:p>0.00701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7753">
                <text:p>0.07753</text:p>
              </table:table-cell>
              <table:table-cell office:value-type="float" office:value="0.068446">
                <text:p>0.068446</text:p>
              </table:table-cell>
              <table:table-cell office:value-type="float" office:value="0.006071">
                <text:p>0.00607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757116">
                <text:p>0.757116</text:p>
              </table:table-cell>
              <table:table-cell office:value-type="float" office:value="0.680986">
                <text:p>0.680986</text:p>
              </table:table-cell>
              <table:table-cell office:value-type="float" office:value="0.056834">
                <text:p>0.0568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72">
                <text:p>0.000972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2575">
                <text:p>0.012575</text:p>
              </table:table-cell>
              <table:table-cell office:value-type="float" office:value="0.007832">
                <text:p>0.007832</text:p>
              </table:table-cell>
              <table:table-cell office:value-type="float" office:value="0.001275">
                <text:p>0.0012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2471">
                <text:p>0.12471</text:p>
              </table:table-cell>
              <table:table-cell office:value-type="float" office:value="0.068315">
                <text:p>0.068315</text:p>
              </table:table-cell>
              <table:table-cell office:value-type="float" office:value="0.007256">
                <text:p>0.00725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53837">
                <text:p>1.153837</text:p>
              </table:table-cell>
              <table:table-cell office:value-type="float" office:value="0.670546">
                <text:p>0.670546</text:p>
              </table:table-cell>
              <table:table-cell office:value-type="float" office:value="0.076397">
                <text:p>0.0763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86">
                <text:p>0.000986</text:p>
              </table:table-cell>
              <table:table-cell office:value-type="float" office:value="0.004625">
                <text:p>0.004625</text:p>
              </table:table-cell>
              <table:table-cell office:value-type="float" office:value="0.006286">
                <text:p>0.0062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406">
                <text:p>0.013406</text:p>
              </table:table-cell>
              <table:table-cell office:value-type="float" office:value="0.01257">
                <text:p>0.01257</text:p>
              </table:table-cell>
              <table:table-cell office:value-type="float" office:value="0.007415">
                <text:p>0.00741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65077">
                <text:p>0.165077</text:p>
              </table:table-cell>
              <table:table-cell office:value-type="float" office:value="0.083017">
                <text:p>0.083017</text:p>
              </table:table-cell>
              <table:table-cell office:value-type="float" office:value="0.015349">
                <text:p>0.01534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629556">
                <text:p>1.629556</text:p>
              </table:table-cell>
              <table:table-cell office:value-type="float" office:value="0.740237">
                <text:p>0.740237</text:p>
              </table:table-cell>
              <table:table-cell office:value-type="float" office:value="0.10867">
                <text:p>0.10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09">
                <text:p>0.001009</text:p>
              </table:table-cell>
              <table:table-cell office:value-type="float" office:value="0.013416">
                <text:p>0.013416</text:p>
              </table:table-cell>
              <table:table-cell office:value-type="float" office:value="0.021806">
                <text:p>0.0218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427">
                <text:p>0.013427</text:p>
              </table:table-cell>
              <table:table-cell office:value-type="float" office:value="0.021588">
                <text:p>0.021588</text:p>
              </table:table-cell>
              <table:table-cell office:value-type="float" office:value="0.023321">
                <text:p>0.02332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70893">
                <text:p>0.170893</text:p>
              </table:table-cell>
              <table:table-cell office:value-type="float" office:value="0.098195">
                <text:p>0.098195</text:p>
              </table:table-cell>
              <table:table-cell office:value-type="float" office:value="0.032412">
                <text:p>0.03241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894958">
                <text:p>1.894958</text:p>
              </table:table-cell>
              <table:table-cell office:value-type="float" office:value="0.798842">
                <text:p>0.798842</text:p>
              </table:table-cell>
              <table:table-cell office:value-type="float" office:value="0.136126">
                <text:p>0.136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11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2" style:family="chart">
      <style:graphic-properties svg:stroke-color="#b3b3b3"/>
    </style:style>
    <style:style style:name="ch13" style:family="chart" style:data-style-name="N2">
      <style:graphic-properties draw:fill-color="#ffd320"/>
      <style:text-properties fo:font-size="6pt" style:font-size-asian="6pt" style:font-size-complex="6pt"/>
    </style:style>
    <style:style style:name="ch14" style:family="chart" style:data-style-name="N2">
      <style:graphic-properties draw:fill-color="#004586"/>
      <style:text-properties fo:font-size="6pt" style:font-size-asian="6pt" style:font-size-complex="6pt"/>
    </style:style>
    <style:style style:name="ch15" style:family="chart" style:data-style-name="N2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8.044cm" svg:height="10.015cm" xlink:href=".." chart:class="chart:bar" chart:style-name="ch1">
        <chart:title svg:x="5.03cm" svg:y="0.2cm" chart:style-name="ch2">
          <text:p>Time consumption of sorting algorithms</text:p>
        </chart:title>
        <chart:subtitle svg:x="7.014cm" svg:y="0.909cm" chart:style-name="ch3">
          <text:p>gcc optimization level 2</text:p>
        </chart:subtitle>
        <chart:legend chart:legend-position="bottom" svg:x="5.148cm" svg:y="9.255cm" chart:style-name="ch4"/>
        <chart:plot-area chart:style-name="ch5" table:cell-range-address="dane.D34:dane.G49 dane.B34:dane.B49 dane.E1:dane.G1" chart:data-source-has-labels="both" svg:x="0.519cm" svg:y="1.545cm" svg:width="16.805cm" svg:height="7.512cm">
          <chart:axis chart:dimension="x" chart:name="primary-x" chart:style-name="ch6">
            <chart:title svg:x="8.381cm" svg:y="8.693cm" chart:style-name="ch7">
              <text:p>Tab size (n)</text:p>
            </chart:title>
            <chart:categories table:cell-range-address="dane.D34:dane.D49 dane.B34:dane.B49"/>
          </chart:axis>
          <chart:axis chart:dimension="x" chart:name="secondary-x" chart:style-name="ch8">
            <chart:title svg:x="5.418cm" svg:y="1.547cm" chart:style-name="ch9">
              <text:p>100 iterations, key range: 0..0.1k, 0..1k, 0..10k, 0..65k</text:p>
            </chart:title>
          </chart:axis>
          <chart:axis chart:dimension="y" chart:name="primary-y" chart:style-name="ch10">
            <chart:title svg:x="0.361cm" svg:y="6.051cm" chart:style-name="ch11">
              <text:p>Time (t) [s]</text:p>
            </chart:title>
            <chart:grid chart:style-name="ch12" chart:class="major"/>
          </chart:axis>
          <chart:series chart:style-name="ch13" chart:values-cell-range-address="dane.G34:dane.G49" chart:label-cell-address="dane.G1:dane.G1" chart:class="chart:bar">
            <chart:data-point chart:repeated="16"/>
          </chart:series>
          <chart:series chart:style-name="ch14" chart:values-cell-range-address="dane.E34:dane.E49" chart:label-cell-address="dane.E1:dane.E1" chart:class="chart:bar">
            <chart:data-point chart:repeated="16"/>
          </chart:series>
          <chart:series chart:style-name="ch15" chart:values-cell-range-address="dane.F34:dane.F49" chart:label-cell-address="dane.F1:dane.F1" chart:class="chart:b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ne.G1:dane.G1">quick sort time</text:p>
              </table:table-cell>
              <table:table-cell office:value-type="string">
                <text:p text:id="dane.E1:dane.E1">bucket sort time</text:p>
              </table:table-cell>
              <table:table-cell office:value-type="string">
                <text:p text:id="dane.F1:dane.F1">counting sort time</text:p>
              </table:table-cell>
            </table:table-row>
          </table:table-header-rows>
          <table:table-rows>
            <table:table-row>
              <table:table-cell office:value-type="string">
                <text:p text:id="dane.D34:dane.D49 dane.B34:dane.B49">100</text:p>
              </table:table-cell>
              <table:table-cell office:value-type="float" office:value="0.000906">
                <text:p text:id="dane.G34:dane.G49">0.000906</text:p>
              </table:table-cell>
              <table:table-cell office:value-type="float" office:value="0.000774">
                <text:p text:id="dane.E34:dane.E49">0.000774</text:p>
              </table:table-cell>
              <table:table-cell office:value-type="float" office:value="0.000199">
                <text:p text:id="dane.F34:dane.F49">0.0001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556">
                <text:p>0.008556</text:p>
              </table:table-cell>
              <table:table-cell office:value-type="float" office:value="0.007061">
                <text:p>0.007061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77621">
                <text:p>0.077621</text:p>
              </table:table-cell>
              <table:table-cell office:value-type="float" office:value="0.068159">
                <text:p>0.068159</text:p>
              </table:table-cell>
              <table:table-cell office:value-type="float" office:value="0.006039">
                <text:p>0.00603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756572">
                <text:p>0.756572</text:p>
              </table:table-cell>
              <table:table-cell office:value-type="float" office:value="0.679473">
                <text:p>0.679473</text:p>
              </table:table-cell>
              <table:table-cell office:value-type="float" office:value="0.057564">
                <text:p>0.0575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76">
                <text:p>0.000976</text:p>
              </table:table-cell>
              <table:table-cell office:value-type="float" office:value="0.001095">
                <text:p>0.001095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2556">
                <text:p>0.012556</text:p>
              </table:table-cell>
              <table:table-cell office:value-type="float" office:value="0.007795">
                <text:p>0.007795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24611">
                <text:p>0.124611</text:p>
              </table:table-cell>
              <table:table-cell office:value-type="float" office:value="0.06794">
                <text:p>0.06794</text:p>
              </table:table-cell>
              <table:table-cell office:value-type="float" office:value="0.007268">
                <text:p>0.00726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54138">
                <text:p>1.154138</text:p>
              </table:table-cell>
              <table:table-cell office:value-type="float" office:value="0.667721">
                <text:p>0.667721</text:p>
              </table:table-cell>
              <table:table-cell office:value-type="float" office:value="0.076413">
                <text:p>0.076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99">
                <text:p>0.000999</text:p>
              </table:table-cell>
              <table:table-cell office:value-type="float" office:value="0.004626">
                <text:p>0.004626</text:p>
              </table:table-cell>
              <table:table-cell office:value-type="float" office:value="0.006421">
                <text:p>0.0064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443">
                <text:p>0.013443</text:p>
              </table:table-cell>
              <table:table-cell office:value-type="float" office:value="0.012484">
                <text:p>0.012484</text:p>
              </table:table-cell>
              <table:table-cell office:value-type="float" office:value="0.007379">
                <text:p>0.00737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6478">
                <text:p>0.16478</text:p>
              </table:table-cell>
              <table:table-cell office:value-type="float" office:value="0.082687">
                <text:p>0.082687</text:p>
              </table:table-cell>
              <table:table-cell office:value-type="float" office:value="0.015268">
                <text:p>0.01526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628609">
                <text:p>1.628609</text:p>
              </table:table-cell>
              <table:table-cell office:value-type="float" office:value="0.739267">
                <text:p>0.739267</text:p>
              </table:table-cell>
              <table:table-cell office:value-type="float" office:value="0.108723">
                <text:p>0.1087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06">
                <text:p>0.001006</text:p>
              </table:table-cell>
              <table:table-cell office:value-type="float" office:value="0.013551">
                <text:p>0.013551</text:p>
              </table:table-cell>
              <table:table-cell office:value-type="float" office:value="0.021661">
                <text:p>0.0216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43">
                <text:p>0.01343</text:p>
              </table:table-cell>
              <table:table-cell office:value-type="float" office:value="0.021937">
                <text:p>0.021937</text:p>
              </table:table-cell>
              <table:table-cell office:value-type="float" office:value="0.023194">
                <text:p>0.02319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70963">
                <text:p>0.170963</text:p>
              </table:table-cell>
              <table:table-cell office:value-type="float" office:value="0.098231">
                <text:p>0.098231</text:p>
              </table:table-cell>
              <table:table-cell office:value-type="float" office:value="0.032576">
                <text:p>0.03257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895666">
                <text:p>1.895666</text:p>
              </table:table-cell>
              <table:table-cell office:value-type="float" office:value="0.796622">
                <text:p>0.796622</text:p>
              </table:table-cell>
              <table:table-cell office:value-type="float" office:value="0.136242">
                <text:p>0.136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11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2" style:family="chart">
      <style:graphic-properties svg:stroke-color="#b3b3b3"/>
    </style:style>
    <style:style style:name="ch13" style:family="chart" style:data-style-name="N2">
      <style:graphic-properties draw:fill-color="#ffd320"/>
      <style:text-properties fo:font-size="6pt" style:font-size-asian="6pt" style:font-size-complex="6pt"/>
    </style:style>
    <style:style style:name="ch14" style:family="chart" style:data-style-name="N2">
      <style:graphic-properties draw:fill-color="#004586"/>
      <style:text-properties fo:font-size="6pt" style:font-size-asian="6pt" style:font-size-complex="6pt"/>
    </style:style>
    <style:style style:name="ch15" style:family="chart" style:data-style-name="N2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8.044cm" svg:height="10.013cm" xlink:href=".." chart:class="chart:bar" chart:style-name="ch1">
        <chart:title svg:x="5.03cm" svg:y="0.2cm" chart:style-name="ch2">
          <text:p>Time consumption of sorting algorithms</text:p>
        </chart:title>
        <chart:subtitle svg:x="7.014cm" svg:y="0.909cm" chart:style-name="ch3">
          <text:p>gcc optimization level 1</text:p>
        </chart:subtitle>
        <chart:legend chart:legend-position="bottom" svg:x="5.148cm" svg:y="9.253cm" chart:style-name="ch4"/>
        <chart:plot-area chart:style-name="ch5" table:cell-range-address="dane.D18:dane.G33 dane.B18:dane.B33 dane.E1:dane.G1" chart:data-source-has-labels="both" svg:x="0.519cm" svg:y="1.545cm" svg:width="16.805cm" svg:height="7.51cm">
          <chart:axis chart:dimension="x" chart:name="primary-x" chart:style-name="ch6">
            <chart:title svg:x="8.381cm" svg:y="8.691cm" chart:style-name="ch7">
              <text:p>Tab size (n)</text:p>
            </chart:title>
            <chart:categories table:cell-range-address="dane.D18:dane.D33 dane.B18:dane.B33"/>
          </chart:axis>
          <chart:axis chart:dimension="x" chart:name="secondary-x" chart:style-name="ch8">
            <chart:title svg:x="5.418cm" svg:y="1.547cm" chart:style-name="ch9">
              <text:p>100 iterations, key range: 0..0.1k, 0..1k, 0..10k, 0..65k</text:p>
            </chart:title>
          </chart:axis>
          <chart:axis chart:dimension="y" chart:name="primary-y" chart:style-name="ch10">
            <chart:title svg:x="0.361cm" svg:y="6.05cm" chart:style-name="ch11">
              <text:p>Time (t) [s]</text:p>
            </chart:title>
            <chart:grid chart:style-name="ch12" chart:class="major"/>
          </chart:axis>
          <chart:series chart:style-name="ch13" chart:values-cell-range-address="dane.G18:dane.G33" chart:label-cell-address="dane.G1:dane.G1" chart:class="chart:bar">
            <chart:data-point chart:repeated="16"/>
          </chart:series>
          <chart:series chart:style-name="ch14" chart:values-cell-range-address="dane.E18:dane.E33" chart:label-cell-address="dane.E1:dane.E1" chart:class="chart:bar">
            <chart:data-point chart:repeated="16"/>
          </chart:series>
          <chart:series chart:style-name="ch15" chart:values-cell-range-address="dane.F18:dane.F33" chart:label-cell-address="dane.F1:dane.F1" chart:class="chart:b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ne.G1:dane.G1">quick sort time</text:p>
              </table:table-cell>
              <table:table-cell office:value-type="string">
                <text:p text:id="dane.E1:dane.E1">bucket sort time</text:p>
              </table:table-cell>
              <table:table-cell office:value-type="string">
                <text:p text:id="dane.F1:dane.F1">counting sort time</text:p>
              </table:table-cell>
            </table:table-row>
          </table:table-header-rows>
          <table:table-rows>
            <table:table-row>
              <table:table-cell office:value-type="string">
                <text:p text:id="dane.D18:dane.D33 dane.B18:dane.B33">100</text:p>
              </table:table-cell>
              <table:table-cell office:value-type="float" office:value="0.000903">
                <text:p text:id="dane.G18:dane.G33">0.000903</text:p>
              </table:table-cell>
              <table:table-cell office:value-type="float" office:value="0.000817">
                <text:p text:id="dane.E18:dane.E33">0.000817</text:p>
              </table:table-cell>
              <table:table-cell office:value-type="float" office:value="0.000202">
                <text:p text:id="dane.F18:dane.F33">0.0002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535">
                <text:p>0.008535</text:p>
              </table:table-cell>
              <table:table-cell office:value-type="float" office:value="0.007298">
                <text:p>0.007298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77722">
                <text:p>0.077722</text:p>
              </table:table-cell>
              <table:table-cell office:value-type="float" office:value="0.070779">
                <text:p>0.070779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762954">
                <text:p>0.762954</text:p>
              </table:table-cell>
              <table:table-cell office:value-type="float" office:value="0.703687">
                <text:p>0.703687</text:p>
              </table:table-cell>
              <table:table-cell office:value-type="float" office:value="0.058656">
                <text:p>0.05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6">
                <text:p>0.00096</text:p>
              </table:table-cell>
              <table:table-cell office:value-type="float" office:value="0.001123">
                <text:p>0.001123</text:p>
              </table:table-cell>
              <table:table-cell office:value-type="float" office:value="0.000779">
                <text:p>0.0007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2623">
                <text:p>0.012623</text:p>
              </table:table-cell>
              <table:table-cell office:value-type="float" office:value="0.008041">
                <text:p>0.008041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25194">
                <text:p>0.125194</text:p>
              </table:table-cell>
              <table:table-cell office:value-type="float" office:value="0.070388">
                <text:p>0.070388</text:p>
              </table:table-cell>
              <table:table-cell office:value-type="float" office:value="0.007201">
                <text:p>0.00720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61405">
                <text:p>1.161405</text:p>
              </table:table-cell>
              <table:table-cell office:value-type="float" office:value="0.692291">
                <text:p>0.692291</text:p>
              </table:table-cell>
              <table:table-cell office:value-type="float" office:value="0.076363">
                <text:p>0.0763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13">
                <text:p>0.001013</text:p>
              </table:table-cell>
              <table:table-cell office:value-type="float" office:value="0.0049">
                <text:p>0.0049</text:p>
              </table:table-cell>
              <table:table-cell office:value-type="float" office:value="0.006333">
                <text:p>0.006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306">
                <text:p>0.013306</text:p>
              </table:table-cell>
              <table:table-cell office:value-type="float" office:value="0.012734">
                <text:p>0.012734</text:p>
              </table:table-cell>
              <table:table-cell office:value-type="float" office:value="0.007315">
                <text:p>0.00731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65016">
                <text:p>0.165016</text:p>
              </table:table-cell>
              <table:table-cell office:value-type="float" office:value="0.083308">
                <text:p>0.083308</text:p>
              </table:table-cell>
              <table:table-cell office:value-type="float" office:value="0.015379">
                <text:p>0.01537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63479">
                <text:p>1.63479</text:p>
              </table:table-cell>
              <table:table-cell office:value-type="float" office:value="0.73274">
                <text:p>0.73274</text:p>
              </table:table-cell>
              <table:table-cell office:value-type="float" office:value="0.108323">
                <text:p>0.108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86">
                <text:p>0.000986</text:p>
              </table:table-cell>
              <table:table-cell office:value-type="float" office:value="0.014587">
                <text:p>0.014587</text:p>
              </table:table-cell>
              <table:table-cell office:value-type="float" office:value="0.021819">
                <text:p>0.0218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3379">
                <text:p>0.013379</text:p>
              </table:table-cell>
              <table:table-cell office:value-type="float" office:value="0.02237">
                <text:p>0.02237</text:p>
              </table:table-cell>
              <table:table-cell office:value-type="float" office:value="0.023165">
                <text:p>0.0231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71152">
                <text:p>0.171152</text:p>
              </table:table-cell>
              <table:table-cell office:value-type="float" office:value="0.098528">
                <text:p>0.098528</text:p>
              </table:table-cell>
              <table:table-cell office:value-type="float" office:value="0.032531">
                <text:p>0.03253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0538">
                <text:p>1.90538</text:p>
              </table:table-cell>
              <table:table-cell office:value-type="float" office:value="0.786989">
                <text:p>0.786989</text:p>
              </table:table-cell>
              <table:table-cell office:value-type="float" office:value="0.136633">
                <text:p>0.136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8pt" style:font-size-asian="8pt" style:font-family-complex="Arial" style:font-size-complex="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10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fill-color="#ffd320"/>
      <style:text-properties fo:font-size="6pt" style:font-size-asian="6pt" style:font-size-complex="6pt"/>
    </style:style>
    <style:style style:name="ch13" style:family="chart" style:data-style-name="N2">
      <style:graphic-properties draw:fill-color="#004586"/>
      <style:text-properties fo:font-size="6pt" style:font-size-asian="6pt" style:font-size-complex="6pt"/>
    </style:style>
    <style:style style:name="ch14" style:family="chart" style:data-style-name="N2"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8.044cm" svg:height="10.013cm" xlink:href=".." chart:class="chart:bar" chart:column-mapping="1 0" chart:style-name="ch1">
        <chart:title svg:x="5.03cm" svg:y="0.2cm" chart:style-name="ch2">
          <text:p>Time consumption of sorting algorithms</text:p>
        </chart:title>
        <chart:legend chart:legend-position="bottom" svg:x="5.148cm" svg:y="9.253cm" chart:style-name="ch3"/>
        <chart:plot-area chart:style-name="ch4" table:cell-range-address="dane.A70:dane.A71 dane.E1:dane.G1 dane.E70:dane.G71" chart:data-source-has-labels="both" svg:x="0.519cm" svg:y="0.908cm" svg:width="16.805cm" svg:height="8.147cm">
          <chart:axis chart:dimension="x" chart:name="primary-x" chart:style-name="ch5">
            <chart:title svg:x="7.692cm" svg:y="8.691cm" chart:style-name="ch6">
              <text:p>gcc optimization level</text:p>
            </chart:title>
            <chart:categories table:cell-range-address="dane.A70:dane.A71"/>
          </chart:axis>
          <chart:axis chart:dimension="x" chart:name="secondary-x" chart:style-name="ch7">
            <chart:title svg:x="5.418cm" svg:y="0.91cm" chart:style-name="ch8">
              <text:p>100 iterations, key range: 0..0.1k, 0..1k, 0..10k, 0..65k</text:p>
            </chart:title>
          </chart:axis>
          <chart:axis chart:dimension="y" chart:name="primary-y" chart:style-name="ch9">
            <chart:title svg:x="0.361cm" svg:y="5.731cm" chart:style-name="ch10">
              <text:p>Time (t) [s]</text:p>
            </chart:title>
            <chart:grid chart:style-name="ch11" chart:class="major"/>
          </chart:axis>
          <chart:series chart:style-name="ch12" chart:values-cell-range-address="dane.G70:dane.G71" chart:label-cell-address="dane.G1:dane.G1" chart:class="chart:bar">
            <chart:data-point chart:repeated="2"/>
          </chart:series>
          <chart:series chart:style-name="ch13" chart:values-cell-range-address="dane.E70:dane.E71" chart:label-cell-address="dane.E1:dane.E1" chart:class="chart:bar">
            <chart:data-point chart:repeated="2"/>
          </chart:series>
          <chart:series chart:style-name="ch14" chart:values-cell-range-address="dane.F70:dane.F71" chart:label-cell-address="dane.F1:dane.F1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ne.G1:dane.G1">quick sort time</text:p>
              </table:table-cell>
              <table:table-cell office:value-type="string">
                <text:p text:id="dane.E1:dane.E1">bucket sort time</text:p>
              </table:table-cell>
              <table:table-cell office:value-type="string">
                <text:p text:id="dane.F1:dane.F1">counting sort time</text:p>
              </table:table-cell>
            </table:table-row>
          </table:table-header-rows>
          <table:table-rows>
            <table:table-row>
              <table:table-cell office:value-type="string">
                <text:p text:id="dane.A70:dane.A71">0</text:p>
              </table:table-cell>
              <table:table-cell office:value-type="float" office:value="2.681002">
                <text:p text:id="dane.G70:dane.G71">2.681002</text:p>
              </table:table-cell>
              <table:table-cell office:value-type="float" office:value="0.957646">
                <text:p text:id="dane.E70:dane.E71">0.957646</text:p>
              </table:table-cell>
              <table:table-cell office:value-type="float" office:value="0.320473">
                <text:p text:id="dane.F70:dane.F71">0.320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4958">
                <text:p>1.894958</text:p>
              </table:table-cell>
              <table:table-cell office:value-type="float" office:value="0.798842">
                <text:p>0.798842</text:p>
              </table:table-cell>
              <table:table-cell office:value-type="float" office:value="0.136126">
                <text:p>0.1361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11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2" style:family="chart">
      <style:graphic-properties svg:stroke-color="#b3b3b3"/>
    </style:style>
    <style:style style:name="ch13" style:family="chart" style:data-style-name="N2">
      <style:graphic-properties draw:fill-color="#ffd320"/>
      <style:text-properties fo:font-size="6pt" style:font-size-asian="6pt" style:font-size-complex="6pt"/>
    </style:style>
    <style:style style:name="ch14" style:family="chart" style:data-style-name="N2">
      <style:graphic-properties draw:fill-color="#004586"/>
      <style:text-properties fo:font-size="6pt" style:font-size-asian="6pt" style:font-size-complex="6pt"/>
    </style:style>
    <style:style style:name="ch15" style:family="chart" style:data-style-name="N2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8.044cm" svg:height="10.013cm" xlink:href=".." chart:class="chart:bar" chart:style-name="ch1">
        <chart:title svg:x="5.03cm" svg:y="0.2cm" chart:style-name="ch2">
          <text:p>Time consumption of sorting algorithms</text:p>
        </chart:title>
        <chart:subtitle svg:x="7.014cm" svg:y="0.909cm" chart:style-name="ch3">
          <text:p>gcc optimization level 0</text:p>
        </chart:subtitle>
        <chart:legend chart:legend-position="bottom" svg:x="5.148cm" svg:y="9.253cm" chart:style-name="ch4"/>
        <chart:plot-area chart:style-name="ch5" table:cell-range-address="dane.D2:dane.F17 dane.B2:dane.B17 dane.G1:dane.G17 dane.E1:dane.F1" chart:data-source-has-labels="both" svg:x="0.519cm" svg:y="1.545cm" svg:width="16.805cm" svg:height="7.51cm">
          <chart:axis chart:dimension="x" chart:name="primary-x" chart:style-name="ch6">
            <chart:title svg:x="8.381cm" svg:y="8.691cm" chart:style-name="ch7">
              <text:p>Tab size (n)</text:p>
            </chart:title>
            <chart:categories table:cell-range-address="dane.D2:dane.D17 dane.B2:dane.B17"/>
          </chart:axis>
          <chart:axis chart:dimension="x" chart:name="secondary-x" chart:style-name="ch8">
            <chart:title svg:x="5.418cm" svg:y="1.547cm" chart:style-name="ch9">
              <text:p>100 iterations, key range: 0..0.1k, 0..1k, 0..10k, 0..65k</text:p>
            </chart:title>
          </chart:axis>
          <chart:axis chart:dimension="y" chart:name="primary-y" chart:style-name="ch10">
            <chart:title svg:x="0.361cm" svg:y="6.05cm" chart:style-name="ch11">
              <text:p>Time (t) [s]</text:p>
            </chart:title>
            <chart:grid chart:style-name="ch12" chart:class="major"/>
          </chart:axis>
          <chart:series chart:style-name="ch13" chart:values-cell-range-address="dane.G2:dane.G17" chart:label-cell-address="dane.G1:dane.G1" chart:class="chart:bar">
            <chart:data-point chart:repeated="16"/>
          </chart:series>
          <chart:series chart:style-name="ch14" chart:values-cell-range-address="dane.E2:dane.E17" chart:label-cell-address="dane.E1:dane.E1" chart:class="chart:bar">
            <chart:data-point chart:repeated="16"/>
          </chart:series>
          <chart:series chart:style-name="ch15" chart:values-cell-range-address="dane.F2:dane.F17" chart:label-cell-address="dane.F1:dane.F1" chart:class="chart:b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ne.G1:dane.G1">quick sort time</text:p>
              </table:table-cell>
              <table:table-cell office:value-type="string">
                <text:p text:id="dane.E1:dane.E1">bucket sort time</text:p>
              </table:table-cell>
              <table:table-cell office:value-type="string">
                <text:p text:id="dane.F1:dane.F1">counting sort time</text:p>
              </table:table-cell>
            </table:table-row>
          </table:table-header-rows>
          <table:table-rows>
            <table:table-row>
              <table:table-cell office:value-type="string">
                <text:p text:id="dane.D2:dane.D17 dane.B2:dane.B17">100</text:p>
              </table:table-cell>
              <table:table-cell office:value-type="float" office:value="0.00119">
                <text:p text:id="dane.G2:dane.G17">0.00119</text:p>
              </table:table-cell>
              <table:table-cell office:value-type="float" office:value="0.001037">
                <text:p text:id="dane.E2:dane.E17">0.001037</text:p>
              </table:table-cell>
              <table:table-cell office:value-type="float" office:value="0.000432">
                <text:p text:id="dane.F2:dane.F17">0.0004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1954">
                <text:p>0.011954</text:p>
              </table:table-cell>
              <table:table-cell office:value-type="float" office:value="0.008613">
                <text:p>0.008613</text:p>
              </table:table-cell>
              <table:table-cell office:value-type="float" office:value="0.002382">
                <text:p>0.00238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13008">
                <text:p>0.113008</text:p>
              </table:table-cell>
              <table:table-cell office:value-type="float" office:value="0.083505">
                <text:p>0.083505</text:p>
              </table:table-cell>
              <table:table-cell office:value-type="float" office:value="0.021631">
                <text:p>0.02163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00728">
                <text:p>1.100728</text:p>
              </table:table-cell>
              <table:table-cell office:value-type="float" office:value="0.832075">
                <text:p>0.832075</text:p>
              </table:table-cell>
              <table:table-cell office:value-type="float" office:value="0.217193">
                <text:p>0.217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66">
                <text:p>0.001266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506">
                <text:p>0.0015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7273">
                <text:p>0.017273</text:p>
              </table:table-cell>
              <table:table-cell office:value-type="float" office:value="0.010044">
                <text:p>0.010044</text:p>
              </table:table-cell>
              <table:table-cell office:value-type="float" office:value="0.003981">
                <text:p>0.00398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17593">
                <text:p>0.17593</text:p>
              </table:table-cell>
              <table:table-cell office:value-type="float" office:value="0.085017">
                <text:p>0.085017</text:p>
              </table:table-cell>
              <table:table-cell office:value-type="float" office:value="0.027694">
                <text:p>0.02769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672319">
                <text:p>1.672319</text:p>
              </table:table-cell>
              <table:table-cell office:value-type="float" office:value="0.831764">
                <text:p>0.831764</text:p>
              </table:table-cell>
              <table:table-cell office:value-type="float" office:value="0.266489">
                <text:p>0.2664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1">
                <text:p>0.00131</text:p>
              </table:table-cell>
              <table:table-cell office:value-type="float" office:value="0.007979">
                <text:p>0.007979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8486">
                <text:p>0.018486</text:p>
              </table:table-cell>
              <table:table-cell office:value-type="float" office:value="0.017978">
                <text:p>0.017978</text:p>
              </table:table-cell>
              <table:table-cell office:value-type="float" office:value="0.014484">
                <text:p>0.01448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31141">
                <text:p>0.231141</text:p>
              </table:table-cell>
              <table:table-cell office:value-type="float" office:value="0.104489">
                <text:p>0.104489</text:p>
              </table:table-cell>
              <table:table-cell office:value-type="float" office:value="0.039779">
                <text:p>0.03977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324609">
                <text:p>2.324609</text:p>
              </table:table-cell>
              <table:table-cell office:value-type="float" office:value="0.893702">
                <text:p>0.893702</text:p>
              </table:table-cell>
              <table:table-cell office:value-type="float" office:value="0.291694">
                <text:p>0.291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31">
                <text:p>0.00131</text:p>
              </table:table-cell>
              <table:table-cell office:value-type="float" office:value="0.026452">
                <text:p>0.026452</text:p>
              </table:table-cell>
              <table:table-cell office:value-type="float" office:value="0.039589">
                <text:p>0.0395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8589">
                <text:p>0.018589</text:p>
              </table:table-cell>
              <table:table-cell office:value-type="float" office:value="0.036421">
                <text:p>0.036421</text:p>
              </table:table-cell>
              <table:table-cell office:value-type="float" office:value="0.042609">
                <text:p>0.0426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3918">
                <text:p>0.23918</text:p>
              </table:table-cell>
              <table:table-cell office:value-type="float" office:value="0.132419">
                <text:p>0.132419</text:p>
              </table:table-cell>
              <table:table-cell office:value-type="float" office:value="0.067395">
                <text:p>0.06739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681002">
                <text:p>2.681002</text:p>
              </table:table-cell>
              <table:table-cell office:value-type="float" office:value="0.957646">
                <text:p>0.957646</text:p>
              </table:table-cell>
              <table:table-cell office:value-type="float" office:value="0.320473">
                <text:p>0.320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